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vertical-align="middle" fo:padding="0cm" fo:border="none"/>
    </style:style>
    <style:style style:name="Table1" style:family="table">
      <style:table-properties style:width="17.002cm" fo:margin-left="0cm" table:align="left"/>
    </style:style>
    <style:style style:name="Table1.A" style:family="table-column">
      <style:table-column-properties style:column-width="2.006cm"/>
    </style:style>
    <style:style style:name="Table1.B" style:family="table-column">
      <style:table-column-properties style:column-width="6.495cm"/>
    </style:style>
    <style:style style:name="Table1.C" style:family="table-column">
      <style:table-column-properties style:column-width="2.997cm"/>
    </style:style>
    <style:style style:name="Table1.D" style:family="table-column">
      <style:table-column-properties style:column-width="5.505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4.92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08cm"/>
    </style:style>
    <style:style style:name="Table3.B" style:family="table-column">
      <style:table-column-properties style:column-width="14.605cm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14.605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7.013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7.013cm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7.013cm"/>
    </style:style>
    <style:style style:name="Table8.A1" style:family="table-cell">
      <style:table-cell-properties fo:padding="0.097cm" fo:border="none"/>
    </style:style>
    <style:style style:name="P1" style:family="paragraph" style:parent-style-name="Horizontal_20_Line">
      <style:text-properties style:font-name="Montserrat" fo:font-weight="bold" officeooo:rsid="001b7c87" officeooo:paragraph-rsid="002198ab" style:font-weight-asian="bold" style:font-weight-complex="bold"/>
    </style:style>
    <style:style style:name="P2" style:family="paragraph" style:parent-style-name="Horizontal_20_Line">
      <style:text-properties officeooo:paragraph-rsid="0024c0a4"/>
    </style:style>
    <style:style style:name="P3" style:family="paragraph" style:parent-style-name="Horizontal_20_Line">
      <style:text-properties officeooo:paragraph-rsid="0026e61b"/>
    </style:style>
    <style:style style:name="P4" style:family="paragraph" style:parent-style-name="Horizontal_20_Line">
      <style:text-properties officeooo:paragraph-rsid="0028ecbe"/>
    </style:style>
    <style:style style:name="P5" style:family="paragraph" style:parent-style-name="Standard">
      <style:text-properties style:font-name="Montserrat" officeooo:rsid="001b7c87" officeooo:paragraph-rsid="001b7c87"/>
    </style:style>
    <style:style style:name="P6" style:family="paragraph" style:parent-style-name="Standard">
      <style:text-properties style:font-name="Montserrat" fo:font-weight="bold" officeooo:rsid="001b7c87" officeooo:paragraph-rsid="001b7c87" style:font-weight-asian="bold" style:font-weight-complex="bold"/>
    </style:style>
    <style:style style:name="P7" style:family="paragraph" style:parent-style-name="Standard">
      <style:text-properties style:font-name="Montserrat" fo:font-weight="bold" officeooo:rsid="001b7c87" officeooo:paragraph-rsid="0032571e" style:font-weight-asian="bold" style:font-weight-complex="bold"/>
    </style:style>
    <style:style style:name="P8" style:family="paragraph" style:parent-style-name="Standard">
      <style:text-properties style:font-name="Montserrat" fo:font-weight="bold" officeooo:rsid="0024c0a4" officeooo:paragraph-rsid="0024c0a4" style:font-weight-asian="bold" style:font-weight-complex="bold"/>
    </style:style>
    <style:style style:name="P9" style:family="paragraph" style:parent-style-name="Standard">
      <style:text-properties style:font-name="Montserrat" fo:font-weight="bold" officeooo:rsid="0026e61b" officeooo:paragraph-rsid="0026e61b" style:font-weight-asian="bold" style:font-weight-complex="bold"/>
    </style:style>
    <style:style style:name="P10" style:family="paragraph" style:parent-style-name="Standard">
      <style:text-properties style:font-name="Montserrat" fo:font-weight="bold" officeooo:rsid="0028986b" officeooo:paragraph-rsid="0028986b" style:font-weight-asian="bold" style:font-weight-complex="bold"/>
    </style:style>
    <style:style style:name="P11" style:family="paragraph" style:parent-style-name="Standard">
      <style:text-properties style:font-name="Montserrat" fo:font-weight="bold" officeooo:rsid="0028ecbe" officeooo:paragraph-rsid="0028ecbe" style:font-weight-asian="bold" style:font-weight-complex="bold"/>
    </style:style>
    <style:style style:name="P12" style:family="paragraph" style:parent-style-name="Standard">
      <style:text-properties style:font-name="Montserrat" officeooo:rsid="001bfb33" officeooo:paragraph-rsid="001bfb33"/>
    </style:style>
    <style:style style:name="P13" style:family="paragraph" style:parent-style-name="Standard">
      <style:text-properties style:font-name="Montserrat" officeooo:rsid="001bfb33" officeooo:paragraph-rsid="0024c0a4"/>
    </style:style>
    <style:style style:name="P14" style:family="paragraph" style:parent-style-name="Standard">
      <style:text-properties style:font-name="Montserrat" officeooo:rsid="001bfb33" officeooo:paragraph-rsid="0026e61b"/>
    </style:style>
    <style:style style:name="P15" style:family="paragraph" style:parent-style-name="Standard">
      <style:text-properties style:font-name="Montserrat" officeooo:rsid="001bfb33" officeooo:paragraph-rsid="0028ecbe"/>
    </style:style>
    <style:style style:name="P16" style:family="paragraph" style:parent-style-name="Standard">
      <style:text-properties style:font-name="Montserrat" officeooo:rsid="002e03f8" officeooo:paragraph-rsid="002e03f8"/>
    </style:style>
    <style:style style:name="P17" style:family="paragraph" style:parent-style-name="Standard">
      <style:text-properties style:font-name="Montserrat" fo:font-size="2pt" fo:font-weight="bold" officeooo:rsid="0033e790" officeooo:paragraph-rsid="0033e790" style:font-size-asian="1.75pt" style:font-weight-asian="bold" style:font-size-complex="2pt" style:font-weight-complex="bold"/>
    </style:style>
    <style:style style:name="P18" style:family="paragraph" style:parent-style-name="Standard">
      <style:text-properties style:font-name="Montserrat" fo:font-size="14pt" fo:font-weight="bold" officeooo:rsid="001b7c87" officeooo:paragraph-rsid="001b7c87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32571e" officeooo:paragraph-rsid="0032571e"/>
    </style:style>
    <style:style style:name="P20" style:family="paragraph" style:parent-style-name="Table_20_Contents">
      <style:text-properties style:font-name="Montserrat" fo:font-size="11pt" fo:font-weight="bold" officeooo:rsid="001b7c87" officeooo:paragraph-rsid="001b7c87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Montserrat" fo:font-size="11pt" fo:font-weight="bold" officeooo:rsid="001b7c87" officeooo:paragraph-rsid="001badf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Montserrat" fo:font-size="11pt" fo:font-weight="bold" officeooo:rsid="001bd6cb" officeooo:paragraph-rsid="001bd6cb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Montserrat" fo:font-size="11pt" fo:font-weight="bold" officeooo:rsid="001bfb33" officeooo:paragraph-rsid="001bfb33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Montserrat" fo:font-size="11pt" fo:font-weight="bold" officeooo:rsid="001bfb33" officeooo:paragraph-rsid="0024c0a4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Montserrat" fo:font-size="11pt" fo:font-weight="bold" officeooo:rsid="0022eaad" officeooo:paragraph-rsid="0024c0a4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Montserrat" fo:font-size="11pt" fo:font-weight="bold" officeooo:rsid="0025224a" officeooo:paragraph-rsid="0025224a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Montserrat" fo:font-size="11pt" fo:font-weight="bold" officeooo:rsid="0028986b" officeooo:paragraph-rsid="0028986b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Montserrat" fo:font-size="11pt" fo:font-weight="bold" officeooo:rsid="0032571e" officeooo:paragraph-rsid="0032571e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Montserrat" fo:font-size="11pt" fo:font-weight="bold" officeooo:rsid="0036145b" officeooo:paragraph-rsid="0036145b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Montserrat" fo:font-size="11pt" officeooo:rsid="001b7c87" officeooo:paragraph-rsid="001b7c87" style:font-size-asian="11pt" style:font-size-complex="11pt"/>
    </style:style>
    <style:style style:name="P31" style:family="paragraph" style:parent-style-name="Table_20_Contents">
      <style:text-properties style:font-name="Montserrat" fo:font-size="11pt" officeooo:rsid="001bfb33" officeooo:paragraph-rsid="001bfb33" style:font-size-asian="11pt" style:font-size-complex="11pt"/>
    </style:style>
    <style:style style:name="P32" style:family="paragraph" style:parent-style-name="Table_20_Contents">
      <style:text-properties style:font-name="Montserrat" fo:font-size="11pt" officeooo:rsid="0025224a" officeooo:paragraph-rsid="0025224a" style:font-size-asian="11pt" style:font-size-complex="11pt"/>
    </style:style>
    <style:style style:name="P33" style:family="paragraph" style:parent-style-name="Table_20_Contents">
      <style:text-properties style:font-name="Montserrat" fo:font-size="11pt" officeooo:rsid="0026e61b" officeooo:paragraph-rsid="0026e61b" style:font-size-asian="11pt" style:font-size-complex="11pt"/>
    </style:style>
    <style:style style:name="P34" style:family="paragraph" style:parent-style-name="Table_20_Contents">
      <style:text-properties style:font-name="Montserrat" fo:font-size="11pt" officeooo:rsid="0028986b" officeooo:paragraph-rsid="0028986b" style:font-size-asian="11pt" style:font-size-complex="11pt"/>
    </style:style>
    <style:style style:name="P35" style:family="paragraph" style:parent-style-name="Table_20_Contents">
      <style:paragraph-properties fo:text-align="end" style:justify-single-word="false"/>
      <style:text-properties style:font-name="Montserrat" fo:font-size="11pt" officeooo:rsid="0032571e" officeooo:paragraph-rsid="0032571e" style:font-size-asian="11pt" style:font-size-complex="11pt"/>
    </style:style>
    <style:style style:name="P36" style:family="paragraph" style:parent-style-name="Table_20_Contents">
      <style:text-properties style:font-name="Montserrat" fo:font-size="11pt" fo:font-style="italic" officeooo:rsid="001b7c87" officeooo:paragraph-rsid="001b7c87" style:font-size-asian="11pt" style:font-style-asian="italic" style:font-size-complex="11pt" style:font-style-complex="italic"/>
    </style:style>
    <style:style style:name="P37" style:family="paragraph" style:parent-style-name="Table_20_Contents">
      <style:text-properties style:font-name="Montserrat" fo:font-size="11pt" fo:font-style="italic" officeooo:rsid="001bd6cb" officeooo:paragraph-rsid="001bd6cb" style:font-size-asian="11pt" style:font-style-asian="italic" style:font-size-complex="11pt" style:font-style-complex="italic"/>
    </style:style>
    <style:style style:name="P38" style:family="paragraph" style:parent-style-name="Table_20_Contents">
      <style:text-properties style:font-name="Montserrat" fo:font-size="11pt" fo:font-style="italic" officeooo:rsid="001bfb33" officeooo:paragraph-rsid="001bfb33" style:font-size-asian="11pt" style:font-style-asian="italic" style:font-size-complex="11pt" style:font-style-complex="italic"/>
    </style:style>
    <style:style style:name="P39" style:family="paragraph" style:parent-style-name="Table_20_Contents">
      <style:text-properties style:font-name="Montserrat" fo:font-size="11pt" fo:font-style="italic" officeooo:rsid="002e03f8" officeooo:paragraph-rsid="002e03f8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style:font-name="Montserrat" fo:font-size="11pt" fo:font-style="italic" fo:font-weight="normal" officeooo:rsid="001b7c87" officeooo:paragraph-rsid="001badfd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Table_20_Contents">
      <style:text-properties style:font-name="Montserrat" fo:font-size="11pt" fo:font-style="italic" fo:font-weight="normal" officeooo:rsid="001badfd" officeooo:paragraph-rsid="001badfd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Table_20_Contents">
      <style:text-properties style:font-name="Montserrat" fo:font-size="11pt" fo:font-style="italic" fo:font-weight="normal" officeooo:rsid="0022eaad" officeooo:paragraph-rsid="002e5eaf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Table_20_Contents">
      <style:text-properties style:font-name="Montserrat" fo:font-size="11pt" fo:font-style="italic" fo:font-weight="normal" officeooo:rsid="0025224a" officeooo:paragraph-rsid="0025224a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Table_20_Contents">
      <style:text-properties style:font-name="Montserrat" fo:font-size="11pt" fo:language="en" fo:country="US" fo:font-weight="bold" officeooo:rsid="0025224a" officeooo:paragraph-rsid="0025224a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font-name="Montserrat" fo:font-size="11pt" fo:language="en" fo:country="US" fo:font-weight="bold" officeooo:rsid="0024c0a4" officeooo:paragraph-rsid="0025224a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Montserrat" fo:font-size="11pt" fo:language="en" fo:country="US" fo:font-weight="normal" officeooo:rsid="0024c0a4" officeooo:paragraph-rsid="0025224a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font-name="Montserrat" fo:font-size="11pt" fo:language="en" fo:country="US" fo:font-style="normal" fo:font-weight="normal" officeooo:rsid="0024c0a4" officeooo:paragraph-rsid="0025224a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able_20_Contents">
      <style:text-properties style:font-name="Montserrat" fo:font-size="11pt" fo:language="en" fo:country="US" fo:font-style="normal" fo:font-weight="normal" officeooo:rsid="0026e61b" officeooo:paragraph-rsid="0026e61b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able_20_Contents">
      <style:text-properties style:font-name="Montserrat" fo:font-size="11pt" fo:font-style="normal" fo:font-weight="normal" officeooo:rsid="001bfb33" officeooo:paragraph-rsid="002e5eaf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Table_20_Contents">
      <style:text-properties style:font-name="Montserrat" fo:font-size="11pt" fo:font-style="normal" fo:font-weight="normal" officeooo:rsid="002e5eaf" officeooo:paragraph-rsid="002e5eaf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Table_20_Contents">
      <style:text-properties style:font-name="Montserrat" officeooo:rsid="002e5eaf" officeooo:paragraph-rsid="002e5eaf"/>
    </style:style>
    <style:style style:name="P52" style:family="paragraph" style:parent-style-name="Table_20_Contents">
      <style:text-properties officeooo:paragraph-rsid="0028ecbe"/>
    </style:style>
    <style:style style:name="P53" style:family="paragraph" style:parent-style-name="Table_20_Contents">
      <style:text-properties fo:color="#000000" loext:opacity="100%" style:font-name="Montserrat" fo:font-size="11pt" fo:language="zxx" fo:country="none" fo:font-style="normal" style:text-underline-style="none" fo:font-weight="normal" officeooo:rsid="0028ecbe" officeooo:paragraph-rsid="0028ecbe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4" style:family="paragraph" style:parent-style-name="Table_20_Contents">
      <style:text-properties fo:color="#000000" loext:opacity="100%" style:font-name="Montserrat" fo:font-size="11pt" fo:language="zxx" fo:country="none" fo:font-style="normal" style:text-underline-style="none" fo:font-weight="normal" officeooo:rsid="002ba9d1" officeooo:paragraph-rsid="002ba9d1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break-before="page"/>
      <style:text-properties style:font-name="Montserrat" fo:font-weight="bold" officeooo:rsid="001bfb33" officeooo:paragraph-rsid="001bfb33" style:font-weight-asian="bold" style:font-weight-complex="bold"/>
    </style:style>
    <style:style style:name="P56" style:family="paragraph" style:parent-style-name="Standard">
      <style:text-properties style:font-name="Montserrat" fo:font-weight="bold" officeooo:rsid="001bfb33" officeooo:paragraph-rsid="001bfb33" style:font-weight-asian="bold" style:font-weight-complex="bold"/>
    </style:style>
    <style:style style:name="T1" style:family="text">
      <style:text-properties officeooo:rsid="001badf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d6c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6e61b" style:font-style-asian="normal" style:font-style-complex="normal"/>
    </style:style>
    <style:style style:name="T6" style:family="text">
      <style:text-properties fo:font-style="normal" officeooo:rsid="002e5eaf" style:font-style-asian="normal" style:font-style-complex="normal"/>
    </style:style>
    <style:style style:name="T7" style:family="text">
      <style:text-properties fo:font-style="normal" officeooo:rsid="002ba9d1" style:font-style-asian="normal" style:font-style-complex="normal"/>
    </style:style>
    <style:style style:name="T8" style:family="text">
      <style:text-properties fo:font-style="normal" officeooo:rsid="0036f418" style:font-style-asian="normal" style:font-style-complex="normal"/>
    </style:style>
    <style:style style:name="T9" style:family="text">
      <style:text-properties fo:font-style="normal" fo:font-weight="bold" officeooo:rsid="002e5eaf" style:font-style-asian="normal" style:font-weight-asian="bold" style:font-style-complex="normal" style:font-weight-complex="bold"/>
    </style:style>
    <style:style style:name="T10" style:family="text">
      <style:text-properties officeooo:rsid="0021c94d"/>
    </style:style>
    <style:style style:name="T11" style:family="text">
      <style:text-properties officeooo:rsid="0022eaad"/>
    </style:style>
    <style:style style:name="T12" style:family="text">
      <style:text-properties officeooo:rsid="0024c0a4"/>
    </style:style>
    <style:style style:name="T13" style:family="text">
      <style:text-properties officeooo:rsid="0025224a"/>
    </style:style>
    <style:style style:name="T14" style:family="text">
      <style:text-properties style:font-name="Montserrat" fo:font-size="11pt" fo:language="en" fo:country="US" fo:font-style="normal" fo:font-weight="normal" officeooo:rsid="0026e61b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font-name="Montserrat" fo:font-size="11pt" fo:language="en" fo:country="US" fo:font-style="normal" fo:font-weight="normal" officeooo:rsid="0028ecbe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style:font-name="Montserrat" fo:font-size="11pt" fo:language="en" fo:country="US" fo:font-style="normal" fo:font-weight="normal" officeooo:rsid="0028f82b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Montserrat" fo:font-size="11pt" fo:language="en" fo:country="US" fo:font-style="normal" fo:font-weight="normal" officeooo:rsid="002e03f8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Montserrat" fo:font-size="11pt" style:font-size-asian="11pt" style:font-size-complex="11pt"/>
    </style:style>
    <style:style style:name="T19" style:family="text">
      <style:text-properties officeooo:rsid="002cb23b"/>
    </style:style>
    <style:style style:name="T20" style:family="text">
      <style:text-properties officeooo:rsid="002e03f8"/>
    </style:style>
    <style:style style:name="T2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1bfb33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italic" fo:font-weight="normal" officeooo:rsid="001bfb33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f6674" style:font-weight-asian="normal" style:font-weight-complex="normal"/>
    </style:style>
    <style:style style:name="T26" style:family="text">
      <style:text-properties fo:font-weight="normal" officeooo:rsid="0036f418" style:font-weight-asian="normal" style:font-weight-complex="normal"/>
    </style:style>
    <style:style style:name="T27" style:family="text">
      <style:text-properties officeooo:rsid="0036145b"/>
    </style:style>
    <style:style style:name="T28" style:family="text">
      <style:text-properties officeooo:rsid="0036f4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8">Maximilian Weiß</text:p>
      <text:p text:style-name="P6"/>
      <table:table table:name="Table4" table:style-name="Table4">
        <table:table-column table:style-name="Table4.A"/>
        <table:table-column table:style-name="Table4.B"/>
        <table:table-row table:style-name="TableLine94367904338352">
          <table:table-cell table:style-name="Table4.A1" office:value-type="string">
            <text:p text:style-name="P7">General Information</text:p>
          </table:table-cell>
          <table:table-cell table:style-name="Table4.A1" office:value-type="string">
            <text:p text:style-name="P35"><text:span text:style-name="T28">September</text:span> <text:span text:style-name="T27">1</text:span><text:span text:style-name="T28">2</text:span>, 2022</text:p>
          </table:table-cell>
        </table:table-row>
      </table:table>
      <text:p text:style-name="P17"/>
      <text:p text:style-name="Horizontal_20_Lin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67904361520">
          <table:table-cell table:style-name="Table1.A1" office:value-type="string">
            <text:p text:style-name="P20">Address</text:p>
          </table:table-cell>
          <table:table-cell table:style-name="Table1.A1" office:value-type="string">
            <text:p text:style-name="P30">Trierer Str. 14</text:p>
            <text:p text:style-name="P30">53115 Bonn</text:p>
          </table:table-cell>
          <table:table-cell table:style-name="Table1.A1" office:value-type="string">
            <text:p text:style-name="P20">Date of Birth</text:p>
          </table:table-cell>
          <table:table-cell table:style-name="Table1.A1" office:value-type="string">
            <text:p text:style-name="P30">27 March 1990</text:p>
          </table:table-cell>
        </table:table-row>
        <table:table-row table:style-name="TableLine94367904463344">
          <table:table-cell table:style-name="Table1.A1" office:value-type="string">
            <text:p text:style-name="P20">Email</text:p>
          </table:table-cell>
          <table:table-cell table:style-name="Table1.A1" office:value-type="string">
            <text:p text:style-name="P30">maximilian.weiss@<text:span text:style-name="T19">gmail.com</text:span></text:p>
          </table:table-cell>
          <table:table-cell table:style-name="Table1.A1" office:value-type="string">
            <text:p text:style-name="P20">Nationality</text:p>
          </table:table-cell>
          <table:table-cell table:style-name="Table1.A1" office:value-type="string">
            <text:p text:style-name="P30">German</text:p>
          </table:table-cell>
        </table:table-row>
        <table:table-row table:style-name="TableLine94367904464000">
          <table:table-cell table:style-name="Table1.A1" office:value-type="string">
            <text:p text:style-name="P28">Web</text:p>
          </table:table-cell>
          <table:table-cell table:style-name="Table1.A1" table:number-columns-spanned="3" office:value-type="string">
            <text:p text:style-name="P19"><text:a xlink:type="simple" xlink:href="http://sites.google.com/view/maximilianweiss" text:style-name="Internet_20_link" text:visited-style-name="Visited_20_Internet_20_Link"><text:span text:style-name="T18">sites.google.com/view/maximilianweiss</text:span></text:a></text:p>
          </table:table-cell>
          <table:covered-table-cell/>
          <table:covered-table-cell/>
        </table:table-row>
      </table:table>
      <text:p text:style-name="P5"/>
      <text:p text:style-name="P6"/>
      <text:p text:style-name="P6">Education</text:p>
      <text:p text:style-name="P1"/>
      <table:table table:name="Table2" table:style-name="Table2">
        <table:table-column table:style-name="Table2.A"/>
        <table:table-column table:style-name="Table2.B"/>
        <table:table-row table:style-name="TableLine94367904366832">
          <table:table-cell table:style-name="Table2.A1" office:value-type="string">
            <text:p text:style-name="P20">10/2019-</text:p>
            <text:p text:style-name="P20">-present</text:p>
          </table:table-cell>
          <table:table-cell table:style-name="Table2.A1" office:value-type="string">
            <text:p text:style-name="P20">Ph.D. <text:span text:style-name="T27">candidate</text:span> in Economics</text:p>
            <text:p text:style-name="P36"/>
            <text:p text:style-name="P30">Research and teaching fields: macroeconomics, heterogeneous agent models, <text:span text:style-name="T11">reasons for price stickiness</text:span><text:span text:style-name="T1">, </text:span>numerical methods</text:p>
            <text:p text:style-name="P30"/>
            <text:p text:style-name="P39">Advisors: Prof. Christian Bayer, Prof. Thomas Hintermaier, Prof. Keith Küster</text:p>
          </table:table-cell>
        </table:table-row>
        <table:table-row table:style-name="TableLine94367904484096">
          <table:table-cell table:style-name="Table2.A1" office:value-type="string">
            <text:p text:style-name="P20">10/2017-</text:p>
            <text:p text:style-name="P20">-09/2019</text:p>
          </table:table-cell>
          <table:table-cell table:style-name="Table2.A1" office:value-type="string">
            <text:p text:style-name="P21">M.Sc. <text:span text:style-name="T3">in</text:span> Economic Research</text:p>
            <text:p text:style-name="P40">University of Bonn, Germany</text:p>
            <text:p text:style-name="P41">Grade: 1,2</text:p>
          </table:table-cell>
        </table:table-row>
        <table:table-row table:style-name="TableLine94367904484464">
          <table:table-cell table:style-name="Table2.A1" office:value-type="string">
            <text:p text:style-name="P22">10/2011-</text:p>
            <text:p text:style-name="P22">-09/2017</text:p>
          </table:table-cell>
          <table:table-cell table:style-name="Table2.A1" office:value-type="string">
            <text:p text:style-name="P22">B.Sc. and M.Sc. in Business Mathematics</text:p>
            <text:p text:style-name="P37">University of Bayreuth, Germany</text:p>
            <text:p text:style-name="P37"/>
            <text:p text:style-name="P37"><text:span text:style-name="T10">Specialization</text:span>: <text:span text:style-name="T4">Optimal Control Theory, Statistics</text:span></text:p>
          </table:table-cell>
        </table:table-row>
        <table:table-row table:style-name="TableLine94367904485008">
          <table:table-cell table:style-name="Table2.A1" office:value-type="string">
            <text:p text:style-name="P22">10/2010-</text:p>
            <text:p text:style-name="P22">-03/2016</text:p>
          </table:table-cell>
          <table:table-cell table:style-name="Table2.A1" office:value-type="string">
            <text:p text:style-name="P22">B.A. in Philosophy &amp; Economics</text:p>
            <text:p text:style-name="P37">University of Bayreuth, Germany</text:p>
          </table:table-cell>
        </table:table-row>
      </table:table>
      <text:p text:style-name="P16"/>
      <text:p text:style-name="P5"/>
      <text:p text:style-name="P10">Employment</text:p>
      <text:p text:style-name="Horizontal_20_Line"/>
      <table:table table:name="Table3" table:style-name="Table3">
        <table:table-column table:style-name="Table3.A"/>
        <table:table-column table:style-name="Table3.B"/>
        <table:table-row table:style-name="TableLine94367904468464">
          <table:table-cell table:style-name="Table3.A1" office:value-type="string">
            <text:p text:style-name="P29">03/2022-</text:p>
            <text:p text:style-name="P29">-06/2022</text:p>
          </table:table-cell>
          <table:table-cell table:style-name="Table3.A1" office:value-type="string">
            <text:p text:style-name="P29">Research Internship<text:line-break/><text:span text:style-name="T24">Deutsche Bundesbank, </text:span><text:span text:style-name="T26">Directorate General Economics</text:span><text:span text:style-name="T24">, </text:span><text:span text:style-name="T26">Monetary Macroeconomics</text:span></text:p>
          </table:table-cell>
        </table:table-row>
        <table:table-row table:style-name="TableLine94367904289728">
          <table:table-cell table:style-name="Table3.A1" office:value-type="string">
            <text:p text:style-name="P23">2020, 2021</text:p>
          </table:table-cell>
          <table:table-cell table:style-name="Table3.A1" office:value-type="string">
            <text:p text:style-name="P23">Teaching Assistant</text:p>
            <text:p text:style-name="P38">University of Bonn</text:p>
            <text:p text:style-name="P31"/>
            <text:p text:style-name="P31">- TA for the introductory sequence of macroeconomics for Ph.D. students</text:p>
            <text:p text:style-name="P31">- TA for macroeconomics for bachelor students</text:p>
          </table:table-cell>
        </table:table-row>
        <table:table-row table:style-name="TableLine94367904501408">
          <table:table-cell table:style-name="Table3.A1" office:value-type="string">
            <text:p text:style-name="P23">2016, 2017</text:p>
          </table:table-cell>
          <table:table-cell table:style-name="Table3.A1" office:value-type="string">
            <text:p text:style-name="P23">Teaching Assistant</text:p>
            <text:p text:style-name="P38">University of Bayreuth</text:p>
            <text:p text:style-name="P31"/>
            <text:p text:style-name="P31">TA for statistical methods for bachelor students</text:p>
            <text:p text:style-name="P31"/>
            <text:p text:style-name="P27">Research Assistant</text:p>
            <text:p text:style-name="P34"><text:span text:style-name="T2">University of Bayreuth</text:span>, Chair of Economics II</text:p>
          </table:table-cell>
        </table:table-row>
      </table:table>
      <text:p text:style-name="P56"/>
      <text:p text:style-name="P55">Conferences <text:span text:style-name="T25">(by paper)</text:span></text:p>
      <text:p text:style-name="Horizontal_20_Line"/>
      <text:p text:style-name="P42"><text:span text:style-name="T8">Doctoral Workshop on Quantitative Dynamic Economics in Konstanz (2022), YES 2022 at Yale University (US, 2022), </text:span><text:span text:style-name="T7">15. RGS Doctoral Conference </text:span><text:span text:style-name="T6">(2022),</text:span><text:span text:style-name="T9"> </text:span><text:span text:style-name="T4">Ninth Warwick Ph.D. Conference (UK, </text:span><text:span text:style-name="T6">2021</text:span><text:span text:style-name="T4">)</text:span><text:span text:style-name="T6">, </text:span><text:span text:style-name="T4">2021 Rhineland Workshop</text:span><text:span text:style-name="T9"> - </text:span>Presented paper: <text:span text:style-name="T4">Stock price booms from technology news in a HANK model with portfolio choic</text:span><text:span text:style-name="T6">e</text:span></text:p>
      <text:p text:style-name="P50"/>
      <text:p text:style-name="P51"><text:span text:style-name="T21">4th Bonn Mannheim Ph.D. Workshop (2020) - </text:span><text:span text:style-name="T23">Presented paper</text:span><text:span text:style-name="T22">: Distributional consequences of technology news</text:span></text:p>
      <text:p text:style-name="P49"/>
      <text:p text:style-name="P8">Scholarships</text:p>
      <text:p text:style-name="P2"/>
      <table:table table:name="Table5" table:style-name="Table5">
        <table:table-column table:style-name="Table5.A"/>
        <table:table-column table:style-name="Table5.B"/>
        <table:table-row table:style-name="TableLine94367904522672">
          <table:table-cell table:style-name="Table5.A1" office:value-type="string">
            <text:p text:style-name="P24"><text:span text:style-name="T12">04/</text:span>20<text:span text:style-name="T12">19</text:span></text:p>
          </table:table-cell>
          <table:table-cell table:style-name="Table5.A1" office:value-type="string">
            <text:p text:style-name="P44">Doctoral Dissertation Fellowship</text:p>
            <text:p text:style-name="P45"/>
            <text:p text:style-name="P46"><text:span text:style-name="T13">DFG-sponsored </text:span>Research Training Group <text:span text:style-name="T13">2281</text:span></text:p>
            <text:p text:style-name="P47"><text:span text:style-name="T13">“The </text:span>Macroeconomics of Inequality”</text:p>
          </table:table-cell>
        </table:table-row>
        <table:table-row table:style-name="TableLine94367904534688">
          <table:table-cell table:style-name="Table5.A1" office:value-type="string">
            <text:p text:style-name="P44">06/2017</text:p>
          </table:table-cell>
          <table:table-cell table:style-name="Table5.A1" office:value-type="string">
            <text:p text:style-name="P26">Scholarship</text:p>
            <text:p text:style-name="P32"/>
            <text:p text:style-name="P32">Bonn Graduate School of Economics</text:p>
          </table:table-cell>
        </table:table-row>
        <table:table-row table:style-name="TableLine94367904535056">
          <table:table-cell table:style-name="Table5.A1" office:value-type="string">
            <text:p text:style-name="P26">06/2012</text:p>
          </table:table-cell>
          <table:table-cell table:style-name="Table5.A1" office:value-type="string">
            <text:p text:style-name="P26">Stipend</text:p>
            <text:p text:style-name="P25"/>
            <text:p text:style-name="P43"><text:span text:style-name="T4">DAAD-sponsored </text:span><text:span text:style-name="T5">study in Universidad de Guadalajara, Mexico</text:span></text:p>
          </table:table-cell>
        </table:table-row>
      </table:table>
      <text:p text:style-name="P13"/>
      <text:p text:style-name="P12"/>
      <text:p text:style-name="P9">Other Information</text:p>
      <text:p text:style-name="P3"/>
      <table:table table:name="Table6" table:style-name="Table6">
        <table:table-column table:style-name="Table6.A"/>
        <table:table-row table:style-name="TableLine94367904525056">
          <table:table-cell table:style-name="Table6.A1" office:value-type="string">
            <text:p text:style-name="P48">Languages: German (native), English (fluent), Spanish (intermediate)</text:p>
          </table:table-cell>
        </table:table-row>
        <table:table-row table:style-name="TableLine94367904521984">
          <table:table-cell table:style-name="Table6.A1" office:value-type="string">
            <text:p text:style-name="P33">Programming: Julia, Python, Matlab, <text:span text:style-name="T19">Stata,</text:span> Latex</text:p>
          </table:table-cell>
        </table:table-row>
      </table:table>
      <text:p text:style-name="P14"/>
      <text:p text:style-name="P11">Working papers</text:p>
      <text:p text:style-name="P4"/>
      <table:table table:name="Table7" table:style-name="Table7">
        <table:table-column table:style-name="Table7.A"/>
        <table:table-row table:style-name="TableLine94367904538656">
          <table:table-cell table:style-name="Table7.A1" office:value-type="string">
            <text:p text:style-name="P52"><text:span text:style-name="T14">Stock price booms from technology news in a HANK model with portfolio choice <text:line-break/></text:span><text:span text:style-name="T15">(</text:span><text:a xlink:type="simple" xlink:href="https://www.rtg-macroinequality.de/wp-content/uploads/2021/11/WP2021_08.pdf" text:style-name="Internet_20_link" text:visited-style-name="Visited_20_Internet_20_Link"><text:span text:style-name="T16">l</text:span></text:a><text:a xlink:type="simple" xlink:href="https://www.rtg-macroinequality.de/wp-content/uploads/2021/11/WP2021_08.pdf" text:style-name="Internet_20_link" text:visited-style-name="Visited_20_Internet_20_Link"><text:span text:style-name="T15">ink </text:span></text:a><text:a xlink:type="simple" xlink:href="https://drive.google.com/file/d/1ag9WJHll5_GuQ7LB1FhO3vgLRh55tk-F/view?usp=sharing" text:style-name="Internet_20_link" text:visited-style-name="Visited_20_Internet_20_Link"><text:span text:style-name="T16">to </text:span></text:a><text:a xlink:type="simple" xlink:href="https://drive.google.com/file/d/1ag9WJHll5_GuQ7LB1FhO3vgLRh55tk-F/view?usp=sharing" text:style-name="Internet_20_link" text:visited-style-name="Visited_20_Internet_20_Link"><text:span text:style-name="T17">newest </text:span></text:a><text:a xlink:type="simple" xlink:href="https://drive.google.com/file/d/1ag9WJHll5_GuQ7LB1FhO3vgLRh55tk-F/view?usp=sharing" text:style-name="Internet_20_link" text:visited-style-name="Visited_20_Internet_20_Link"><text:span text:style-name="T16">version</text:span></text:a><text:span text:style-name="T15">)</text:span></text:p>
          </table:table-cell>
        </table:table-row>
      </table:table>
      <text:p text:style-name="P15"/>
      <text:p text:style-name="P11">Work in progress</text:p>
      <text:p text:style-name="P4"/>
      <table:table table:name="Table8" table:style-name="Table8">
        <table:table-column table:style-name="Table8.A"/>
        <table:table-row table:style-name="TableLine94367904542208">
          <table:table-cell table:style-name="Table8.A1" office:value-type="string">
            <text:p text:style-name="P53">Second order perturbation of forward-looking state-space systems with heterogeneity (with Christian Bayer and Ralph Luetticke)</text:p>
          </table:table-cell>
        </table:table-row>
        <table:table-row table:style-name="TableLine94367904559920">
          <table:table-cell table:style-name="Table8.A1" office:value-type="string">
            <text:p text:style-name="P53">Surveying Price Stickiness and Fair Price Increases (with Thomas Kohler)</text:p>
          </table:table-cell>
        </table:table-row>
        <table:table-row table:style-name="TableLine94367904560240">
          <table:table-cell table:style-name="Table8.A1" office:value-type="string">
            <text:p text:style-name="P54">Time-varying liquidity premia in a <text:span text:style-name="T20">heterogeneous agent </text:span>model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21:16:09.863041742</meta:creation-date>
    <dc:date>2022-09-13T12:05:03.242226968</dc:date>
    <meta:editing-duration>PT1H31M10S</meta:editing-duration>
    <meta:editing-cycles>20</meta:editing-cycles>
    <meta:generator>LibreOffice/7.1.4.2$Linux_X86_64 LibreOffice_project/10$Build-2</meta:generator>
    <meta:document-statistic meta:table-count="8" meta:image-count="0" meta:object-count="0" meta:page-count="2" meta:paragraph-count="72" meta:word-count="319" meta:character-count="2395" meta:non-whitespace-character-count="2147"/>
  </office:meta>
</office:document-meta>
</file>